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6.2984in" svg:height="3.98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6.2984in" svg:height="3.54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2" draw:name="Object3" text:anchor-type="paragraph" svg:width="6.2984in" svg:height="3.548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4:03:35.342208114</meta:creation-date>
    <dc:date>2017-05-25T14:10:06.285880183</dc:date>
    <meta:editing-duration>P0D</meta:editing-duration>
    <meta:editing-cycles>1</meta:editing-cycles>
    <meta:document-statistic meta:table-count="0" meta:image-count="0" meta:object-count="3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6cm" xlink:href="." xlink:type="simple" chart:class="chart:line" chart:style-name="ch1">
        <chart:title svg:x="6.346cm" svg:y="0.298cm" chart:style-name="ch2">
          <text:p>1G, Workload A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8cm">
          <chartooo:coordinate-region svg:x="2.057cm" svg:y="1.544cm" svg:width="9.921cm" svg:height="6.752cm"/>
          <chart:axis chart:dimension="x" chart:name="primary-x" chart:style-name="ch5" chartooo:axis-type="auto">
            <chartooo:date-scale/>
            <chart:title svg:x="6.055cm" svg:y="9.145cm" chart:style-name="ch6">
              <text:p># of Records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">
                <text:p>0.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75">
                <text:p>0.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111cm" svg:y="0.316cm" chart:style-name="ch2">
          <text:p>1G, Workload A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704.610062802438">
                <text:p>704.610062802438</text:p>
              </table:table-cell>
              <table:table-cell office:value-type="float" office:value="1738">
                <text:p>1738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72.62165347151">
                <text:p>2972.62165347151</text:p>
              </table:table-cell>
              <table:table-cell office:value-type="float" office:value="13471">
                <text:p>13471</text:p>
              </table:table-cell>
              <table:table-cell office:value-type="float" office:value="46431">
                <text:p>464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31.90694677521">
                <text:p>1831.90694677521</text:p>
              </table:table-cell>
              <table:table-cell office:value-type="float" office:value="5516.33333333333">
                <text:p>5516.33333333333</text:p>
              </table:table-cell>
              <table:table-cell office:value-type="float" office:value="35785.6666666667">
                <text:p>35785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976.17300696746">
                <text:p>1976.17300696746</text:p>
              </table:table-cell>
              <table:table-cell office:value-type="float" office:value="5977.66666666667">
                <text:p>5977.66666666667</text:p>
              </table:table-cell>
              <table:table-cell office:value-type="float" office:value="37599">
                <text:p>37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4.926cm" svg:y="0.316cm" chart:style-name="ch2">
          <text:p>1G, Workload A, Update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1105.56726701545">
                <text:p>1105.56726701545</text:p>
              </table:table-cell>
              <table:table-cell office:value-type="float" office:value="4026.33333333333">
                <text:p>4026.33333333333</text:p>
              </table:table-cell>
              <table:table-cell office:value-type="float" office:value="13764.3333333333">
                <text:p>13764.33333333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512.12144859974">
                <text:p>3512.12144859974</text:p>
              </table:table-cell>
              <table:table-cell office:value-type="float" office:value="14636.3333333333">
                <text:p>14636.3333333333</text:p>
              </table:table-cell>
              <table:table-cell office:value-type="float" office:value="47327">
                <text:p>473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49.68885786739">
                <text:p>2349.68885786739</text:p>
              </table:table-cell>
              <table:table-cell office:value-type="float" office:value="7009.66666666667">
                <text:p>7009.66666666667</text:p>
              </table:table-cell>
              <table:table-cell office:value-type="float" office:value="37044.3333333333">
                <text:p>37044.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641.71563234206">
                <text:p>2641.71563234206</text:p>
              </table:table-cell>
              <table:table-cell office:value-type="float" office:value="7736.33333333333">
                <text:p>7736.33333333333</text:p>
              </table:table-cell>
              <table:table-cell office:value-type="float" office:value="41108.3333333333">
                <text:p>41108.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